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Entry.getExt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setCompressedSize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setTime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ZipEnt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setMethod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getCompress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i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setCommen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getC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setCrc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ZipEntry( java . util . zip . ZipEnt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setExtra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setSize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ntry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